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7000002857517FD3EAA304AA1.png" manifest:media-type="image/png"/>
  <manifest:file-entry manifest:full-path="Pictures/1000000100000576000003B8FD19ED33C046E720.png" manifest:media-type="image/png"/>
  <manifest:file-entry manifest:full-path="Pictures/100000010000050B0000020F58654026BFA65685.png" manifest:media-type="image/png"/>
  <manifest:file-entry manifest:full-path="Pictures/1000000100000392000000DDD966D644E500924D.png" manifest:media-type="image/png"/>
  <manifest:file-entry manifest:full-path="Pictures/10000001000003D4000000DDB81E5E256A70AE35.png" manifest:media-type="image/png"/>
  <manifest:file-entry manifest:full-path="Pictures/10000001000004CC0000013E73E023C3F116AE48.png" manifest:media-type="image/png"/>
  <manifest:file-entry manifest:full-path="Pictures/10000001000005D5000001BDD7B86B80FF87BA55.png" manifest:media-type="image/png"/>
  <manifest:file-entry manifest:full-path="Pictures/10000001000005760000016472DC31410DB2D773.png" manifest:media-type="image/png"/>
  <manifest:file-entry manifest:full-path="Pictures/100000010000055A000001109EDE2644B369F4D7.png" manifest:media-type="image/png"/>
  <manifest:file-entry manifest:full-path="Pictures/100000010000042B0000012E9981856BB2DC8E22.png" manifest:media-type="image/png"/>
  <manifest:file-entry manifest:full-path="Pictures/100000010000036A0000010D64483B312DCFE1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1fa4" officeooo:paragraph-rsid="00091f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0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17cm" svg:height="5.232cm" draw:z-index="0"><draw:image xlink:href="Pictures/100000010000036A0000010D64483B312DCFE1A2.png" xlink:type="simple" xlink:show="embed" xlink:actuate="onLoad" draw:mime-type="image/png"/></draw:frame><draw:frame draw:style-name="fr3" draw:name="Image2" text:anchor-type="char" svg:x="0cm" svg:y="5.503cm" svg:width="17cm" svg:height="4.81cm" draw:z-index="1"><draw:image xlink:href="Pictures/100000010000042B0000012E9981856BB2DC8E22.png" xlink:type="simple" xlink:show="embed" xlink:actuate="onLoad" draw:mime-type="image/png"/></draw:frame><draw:frame draw:style-name="fr3" draw:name="Image3" text:anchor-type="char" svg:x="0.191cm" svg:y="15.175cm" svg:width="17cm" svg:height="3.374cm" draw:z-index="2"><draw:image xlink:href="Pictures/100000010000055A000001109EDE2644B369F4D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6" text:anchor-type="char" svg:x="0.081cm" svg:y="19.124cm" svg:width="17cm" svg:height="3.833cm" draw:z-index="5"><draw:image xlink:href="Pictures/10000001000003D4000000DDB81E5E256A70AE3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4" text:anchor-type="char" svg:x="0.093cm" svg:y="10.507cm" svg:width="17cm" svg:height="4.11cm" draw:z-index="3"><draw:image xlink:href="Pictures/1000000100000392000000DDD966D644E500924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/text:p>
      <text:p text:style-name="P1"><draw:frame draw:style-name="fr1" draw:name="Image5" text:anchor-type="char" svg:x="0cm" svg:y="0.065cm" svg:width="17cm" svg:height="6.939cm" draw:z-index="4"><draw:image xlink:href="Pictures/100000010000050B0000020F58654026BFA65685.png" xlink:type="simple" xlink:show="embed" xlink:actuate="onLoad" draw:mime-type="image/png"/></draw:frame><draw:frame draw:style-name="fr1" draw:name="Image7" text:anchor-type="char" svg:x="-0.067cm" svg:y="7.213cm" svg:width="17cm" svg:height="11.576cm" draw:z-index="6"><draw:image xlink:href="Pictures/1000000100000576000003B8FD19ED33C046E720.png" xlink:type="simple" xlink:show="embed" xlink:actuate="onLoad" draw:mime-type="image/png"/></draw:frame></text:p>
      <text:p text:style-name="P1"><draw:frame draw:style-name="fr2" draw:name="Image8" text:anchor-type="char" svg:x="-0.132cm" svg:y="0.093cm" svg:width="16.768cm" svg:height="4.329cm" draw:z-index="7"><draw:image xlink:href="Pictures/10000001000005760000016472DC31410DB2D773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9" text:anchor-type="char" svg:x="-0.353cm" svg:y="0.309cm" svg:width="17cm" svg:height="5.066cm" draw:z-index="8"><draw:image xlink:href="Pictures/10000001000005D5000001BDD7B86B80FF87BA55.png" xlink:type="simple" xlink:show="embed" xlink:actuate="onLoad" draw:mime-type="image/png"/></draw:frame></text:p>
      <text:p text:style-name="P1"><draw:frame draw:style-name="fr1" draw:name="Image10" text:anchor-type="char" svg:x="-0.411cm" svg:y="0.332cm" svg:width="17cm" svg:height="4.401cm" draw:z-index="9"><draw:image xlink:href="Pictures/10000001000004CC0000013E73E023C3F116AE48.png" xlink:type="simple" xlink:show="embed" xlink:actuate="onLoad" draw:mime-type="image/png"/></draw:frame></text:p>
      <text:p text:style-name="P1"/>
      <text:p text:style-name="P1"><draw:frame draw:style-name="fr1" draw:name="Image11" text:anchor-type="char" svg:x="-0.423cm" svg:y="0.102cm" svg:width="17cm" svg:height="8.313cm" draw:z-index="10"><draw:image xlink:href="Pictures/1000000100000527000002857517FD3EAA304A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9:30.384607817</meta:creation-date>
    <dc:date>2023-12-09T18:36:51.292158504</dc:date>
    <meta:editing-duration>PT51M2S</meta:editing-duration>
    <meta:editing-cycles>7</meta:editing-cycles>
    <meta:generator>LibreOffice/7.3.7.2$Linux_X86_64 LibreOffice_project/30$Build-2</meta:generator>
    <meta:document-statistic meta:table-count="0" meta:image-count="11" meta:object-count="0" meta:page-count="3" meta:paragraph-count="1" meta:word-count="0" meta:character-count="457" meta:non-whitespace-character-count="0"/>
  </office:meta>
</office:document-meta>
</file>